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21" style:master-page-name="MasterPage2" style:family="paragraph" style:name="P39">
      <style:text-properties fo:font-family="Trebuchet MS"/>
      <style:paragraph-properties/>
    </style:style>
    <style:style style:family="text" style:name="T25">
      <style:text-properties fo:font-family="Trebuchet MS" fo:font-size="24pt"/>
    </style:style>
    <style:style style:family="text" style:name="T26">
      <style:text-properties fo:font-family="Trebuchet MS" fo:font-size="24pt"/>
    </style:style>
    <style:style style:parent-style-name="621" style:family="paragraph" style:name="P40">
      <style:paragraph-properties/>
    </style:style>
    <style:style style:parent-style-name="621" style:family="paragraph" style:name="P41">
      <style:paragraph-properties/>
    </style:style>
    <style:style style:parent-style-name="621" style:family="paragraph" style:name="P42">
      <style:paragraph-properties/>
    </style:style>
    <style:style style:parent-style-name="621" style:family="paragraph" style:name="P43">
      <style:paragraph-properties/>
    </style:style>
    <style:style style:parent-style-name="621" style:family="paragraph" style:name="P44">
      <style:paragraph-properties/>
    </style:style>
    <style:style style:parent-style-name="621" style:family="paragraph" style:name="P45">
      <style:paragraph-properties/>
    </style:style>
    <style:style style:parent-style-name="621" style:family="paragraph" style:name="P46">
      <style:paragraph-properties/>
    </style:style>
    <style:style style:parent-style-name="621" style:family="paragraph" style:name="P47">
      <style:text-properties fo:font-family="Trebuchet MS"/>
      <style:paragraph-properties/>
    </style:style>
    <style:style style:family="text" style:name="T27">
      <style:text-properties fo:font-family="Trebuchet MS" fo:font-size="18pt"/>
    </style:style>
    <style:style style:family="text" style:name="T28">
      <style:text-properties fo:font-family="Trebuchet MS" fo:font-size="18pt"/>
    </style:style>
    <style:style style:parent-style-name="621" style:family="paragraph" style:name="P48">
      <style:paragraph-properties/>
    </style:style>
    <style:style style:parent-style-name="621" style:family="paragraph" style:name="P49">
      <style:paragraph-properties/>
    </style:style>
    <style:style style:parent-style-name="621" style:family="paragraph" style:name="P50">
      <style:paragraph-properties/>
    </style:style>
    <style:style style:parent-style-name="621" style:family="paragraph" style:name="P51">
      <style:paragraph-properties/>
    </style:style>
    <style:style style:parent-style-name="621" style:family="paragraph" style:name="P52">
      <style:paragraph-properties/>
    </style:style>
    <style:style style:family="text" style:name="T29">
      <style:text-properties/>
    </style:style>
    <style:style style:family="text" style:name="T30">
      <style:text-properties/>
    </style:style>
    <style:style style:parent-style-name="621" style:family="paragraph" style:name="P53">
      <style:text-properties/>
      <style:paragraph-properties/>
    </style:style>
    <style:style style:parent-style-name="621" style:family="paragraph" style:name="P54">
      <style:paragraph-properties/>
    </style:style>
    <style:style style:parent-style-name="621" style:family="paragraph" style:name="P55">
      <style:paragraph-properties/>
    </style:style>
    <style:style style:parent-style-name="621" style:family="paragraph" style:name="P56">
      <style:text-properties fo:font-family="Trebuchet MS"/>
      <style:paragraph-properties/>
    </style:style>
    <style:style style:family="text" style:name="T31">
      <style:text-properties fo:font-family="Trebuchet MS" fo:font-size="18pt"/>
    </style:style>
    <style:style style:family="text" style:name="T32">
      <style:text-properties fo:font-family="Trebuchet MS" fo:font-size="18pt"/>
    </style:style>
    <style:style style:parent-style-name="621" style:family="paragraph" style:name="P57">
      <style:paragraph-properties/>
    </style:style>
    <style:style style:parent-style-name="621" style:family="paragraph" style:name="P58">
      <style:paragraph-properties/>
    </style:style>
    <style:style style:family="text" style:name="T33">
      <style:text-properties fo:font-weight="bold"/>
    </style:style>
    <style:style style:family="text" style:name="T34">
      <style:text-properties fo:font-weight="bold"/>
    </style:style>
    <style:style style:family="text" style:name="T35">
      <style:text-properties fo:font-weight="normal"/>
    </style:style>
    <style:style style:family="text" style:name="T36">
      <style:text-properties fo:font-weight="normal"/>
    </style:style>
    <style:style style:family="text" style:name="T37">
      <style:text-properties fo:font-weight="bold"/>
    </style:style>
    <style:style style:parent-style-name="621" style:family="paragraph" style:name="P59">
      <style:paragraph-properties/>
    </style:style>
    <style:style style:parent-style-name="621" style:list-style-name="WWNum1" style:family="paragraph" style:name="P60">
      <style:paragraph-properties fo:margin-top="0pt" fo:margin-bottom="11.4pt"/>
    </style:style>
    <style:style style:family="text" style:name="T38">
      <style:text-properties fo:font-weight="bold"/>
    </style:style>
    <style:style style:parent-style-name="621" style:list-style-name="WWNum1" style:family="paragraph" style:name="P61">
      <style:paragraph-properties fo:margin-top="0pt" fo:margin-bottom="11.4pt"/>
    </style:style>
    <style:style style:family="text" style:name="T39">
      <style:text-properties fo:font-weight="bold"/>
    </style:style>
    <style:style style:parent-style-name="621" style:list-style-name="WWNum1" style:family="paragraph" style:name="P62">
      <style:paragraph-properties fo:margin-top="0pt" fo:margin-bottom="11.4pt"/>
    </style:style>
    <style:style style:family="text" style:name="T40">
      <style:text-properties fo:font-weight="bold"/>
    </style:style>
    <style:style style:parent-style-name="621" style:family="paragraph" style:name="P63">
      <style:paragraph-properties/>
    </style:style>
    <style:style style:parent-style-name="621" style:family="paragraph" style:name="P64">
      <style:paragraph-properties/>
    </style:style>
    <style:style style:parent-style-name="621" style:family="paragraph" style:name="P65">
      <style:text-properties fo:font-family="Andale Mono"/>
      <style:paragraph-properties/>
    </style:style>
    <style:style style:family="text" style:name="T41">
      <style:text-properties fo:font-family="Andale Mono"/>
    </style:style>
    <style:style style:family="text" style:name="T42">
      <style:text-properties fo:font-family="Andale Mono"/>
    </style:style>
  </office:automatic-styles>
  <office:body>
    <office:text text:use-soft-page-breaks="true">
      <text:p text:style-name="P39"><text:span text:style-name="T25">Programming test</text:span><text:span text:style-name="T26"/></text:p>
      <text:p text:style-name="P40"><text:span/><text:span/></text:p>
      <text:p text:style-name="P41"><text:span/><text:span/></text:p>
      <text:p text:style-name="P42"><text:span>The following is a quick check on your programming skills. </text:span><text:span>S</text:span><text:span>tart with the first </text:span><text:span>exercise</text:span><text:span> and try to complete as many as possible in one hour. </text:span><text:span>If you wish, you can complete the remaining exercises and state the time it took you to complete them.</text:span><text:span/></text:p>
      <text:p text:style-name="P43"><text:span/><text:span/></text:p>
      <text:p text:style-name="P44"><text:span>I</text:span><text:span>f you have any questions, </text:span><text:span>you can contact us at patrick.meidl@isat.ac.at.</text:span><text:span/></text:p>
      <text:p text:style-name="P45"><text:span/><text:span/></text:p>
      <text:p text:style-name="P46"><text:span/><text:span/></text:p>
      <text:p text:style-name="P47"><text:span text:style-name="T27">General</text:span><text:span text:style-name="T28"/></text:p>
      <text:p text:style-name="P48"><text:span/><text:span/></text:p>
      <text:p text:style-name="P49"><text:span>You may use the technology of your choice. </text:span><text:span>If you need time to setup an appropriate development environment to complete the tasks (e.g. install a programming language and/or libraries), this does not count to the one hour time constraint.</text:span><text:span/></text:p>
      <text:p text:style-name="P50"><text:span/><text:span/></text:p>
      <text:p text:style-name="P51"><text:span>You can implement this as a CGI script or using any web application server. Please include a README file explaining how to run the application/script.</text:span><text:span/></text:p>
      <text:p text:style-name="P52"><text:span text:style-name="T29"/><text:span text:style-name="T30"/></text:p>
      <text:p text:style-name="P53"><text:span>If you have no experience with web development at all, you may implement the code as a command line script that just outputs the HTML to </text:span><text:span>STDOUT</text:span><text:span>.</text:span><text:span/><text:span/></text:p>
      <text:p text:style-name="P54"><text:span/><text:span/></text:p>
      <text:p text:style-name="P55"><text:span/><text:span/></text:p>
      <text:p text:style-name="P56"><text:span text:style-name="T31">Tasks</text:span><text:span text:style-name="T32"/></text:p>
      <text:p text:style-name="P57"><text:span/><text:span/></text:p>
      <text:p text:style-name="P58"><text:span>The main data can be found within </text:span><text:span text:style-name="T33">data.csv</text:span><text:span> (separated by semicolon) and </text:span><text:span text:style-name="T34">data.sqlite3</text:span><text:span text:style-name="T35"><text:s/></text:span><text:span text:style-name="T36">(within the “institutions” table)</text:span><text:span>. </text:span><text:span>Choose the one that you can handle best, only the last task requires data which can only be found on data.sqlite3 (see below). </text:span><text:span text:style-name="T37">The “id” columns within both files match. </text:span><text:span/></text:p>
      <text:p text:style-name="P59"><text:span/><text:span/></text:p>
      <text:list text:style-name="WWNum1" text:continue-numbering="true">
        <text:list-item>
          <text:p text:style-name="P60"><text:span>Read the data and transform it into a</text:span><text:span>n</text:span><text:span><text:s/></text:span><text:span text:style-name="T38">HTML page</text:span><text:span><text:s/></text:span><text:span>containing</text:span><text:span> a suitable table.</text:span><text:span/></text:p>
        </text:list-item>
        <text:list-item>
          <text:p text:style-name="P61"><text:span>Make the data on the page </text:span><text:span text:style-name="T39">sortable</text:span><text:span><text:s/></text:span><text:span>by id or country (always ascending order). The page should provide clickable headers for this</text:span><text:span>. If you chose to implement </text:span><text:span>the </text:span><text:span>command line </text:span><text:span>version</text:span><text:span>, make the script sort according to a </text:span><text:span>command line</text:span><text:span><text:s/></text:span><text:span>parameter of your choice.</text:span><text:span/></text:p>
        </text:list-item>
        <text:list-item>
          <text:p text:style-name="P62"><text:span>Add a column to the table containing geodata. You can find this data within data.sqlite3 (an array encoded as </text:span><text:span>JSON</text:span><text:span>). Use only the first element of the array, </text:span><text:span>extract the </text:span><text:span text:style-name="T40">latitude-longitude</text:span><text:span> pair and</text:span><text:span><text:s/></text:span><text:span>add it to each row of the page as an HTML link. Make the link point to the coordinates on Google Maps (see below for how the link has to look like).</text:span><text:span/></text:p>
        </text:list-item>
      </text:list>
      <text:p text:style-name="P63"><text:span/><text:span/></text:p>
      <text:p text:style-name="P64"><text:span>Link to Google Maps </text:span><text:span>HREF</text:span><text:span> schema:</text:span><text:span/></text:p>
      <text:p text:style-name="P65"><text:span text:style-name="T41">https://maps.google.com?q=&lt;latitude&gt;,&lt;longitude&gt;</text:span><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style style:parent-style-name="10" style:display-name="Heading 1" style:family="paragraph" style:name="13">
      <style:text-properties fo:font-family="Arial" style:font-family-asian="Arial" style:font-family-complex="Arial" fo:font-size="20pt"/>
      <style:paragraph-properties fo:margin-top="24pt" fo:margin-bottom="10pt"/>
    </style:style>
    <style:style style:parent-style-name="11" style:display-name="Heading 1 Char" style:family="text" style:name="14">
      <style:text-properties fo:font-family="Arial" style:font-family-asian="Arial" style:font-family-complex="Arial" fo:font-size="20pt"/>
    </style:style>
    <style:style style:parent-style-name="10"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style>
    <style:style style:parent-style-name="10" style:display-name="Heading 3" style:family="paragraph" style:name="17">
      <style:text-properties fo:font-family="Arial" style:font-family-asian="Arial" style:font-family-complex="Arial" fo:font-size="15pt"/>
      <style:paragraph-properties fo:margin-top="16pt" fo:margin-bottom="10pt"/>
    </style:style>
    <style:style style:parent-style-name="11" style:display-name="Heading 3 Char" style:family="text" style:name="18">
      <style:text-properties fo:font-family="Arial" style:font-family-asian="Arial" style:font-family-complex="Arial" fo:font-size="15pt"/>
    </style:style>
    <style:style style:parent-style-name="10"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style>
    <style:style style:parent-style-name="10"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10"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10"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10"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10"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10"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10"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10"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10"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10"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10"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style style:parent-style-name="10"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625"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10"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style style:parent-style-name="10" style:display-name="table of figures" style:family="paragraph" style:name="191">
      <style:paragraph-properties fo:margin-bottom="0pt"/>
    </style:style>
    <style:style style:class="default" style:display-name="DStyle_paragraph" style:family="paragraph" style:name="620">
      <style:text-properties fo:color="#000000" fo:font-family="Times New Roman" style:font-family-asian="DejaVu Sans" style:font-family-complex="Lohit Hindi" fo:font-size="12pt" fo:language="en" fo:country="US"/>
      <style:paragraph-properties/>
    </style:style>
    <style:style style:parent-style-name="620" style:display-name="Standard" style:family="paragraph" style:name="621">
      <style:text-properties/>
      <style:paragraph-properties/>
    </style:style>
    <style:style style:parent-style-name="621" style:display-name="Heading" style:family="paragraph" style:name="622">
      <style:text-properties fo:font-family="Arial" style:font-family-asian="DejaVu Sans" style:font-family-complex="Lohit Hindi" fo:font-size="14pt"/>
      <style:paragraph-properties fo:margin-top="12pt" fo:margin-bottom="6pt"/>
    </style:style>
    <style:style style:parent-style-name="621" style:display-name="Text body" style:family="paragraph" style:name="623">
      <style:paragraph-properties fo:margin-top="0pt" fo:margin-bottom="6pt"/>
    </style:style>
    <style:style style:parent-style-name="623" style:display-name="List" style:family="paragraph" style:name="624">
      <style:text-properties style:font-family-complex="Lohit Hindi"/>
    </style:style>
    <style:style style:parent-style-name="621" style:display-name="Caption" style:family="paragraph" style:name="625">
      <style:text-properties style:font-family-complex="Lohit Hindi" fo:font-size="12pt" fo:font-style="italic"/>
      <style:paragraph-properties fo:margin-top="6pt" fo:margin-bottom="6pt"/>
    </style:style>
    <style:style style:parent-style-name="621" style:display-name="Index" style:family="paragraph" style:name="626">
      <style:text-properties style:font-family-complex="Lohit Hindi"/>
    </style:style>
    <style:style style:parent-style-name="620" style:display-name="Numbering Symbols" style:family="text" style:name="627"/>
    <style:style style:class="default" style:display-name="Default Paragraph Font" style:family="text" style:name="774"/>
    <text:list-style style:name="WWNum1">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2">
      <text:list-level-style-bullet text:level="1" text:bullet-char="·">
        <style:list-level-properties text:list-level-position-and-space-mode="label-alignment">
          <style:list-level-label-alignment text:list-tab-stop-position="0.762cm" fo:text-indent="-0.762cm" fo:margin-left="0.762cm"/>
        </style:list-level-properties>
      </text:list-level-style-bullet>
      <text:list-level-style-bullet text:level="2" text:bullet-char="o">
        <style:list-level-properties text:list-level-position-and-space-mode="label-alignment">
          <style:list-level-label-alignment text:list-tab-stop-position="1.016cm" fo:text-indent="-1.016cm" fo:margin-left="1.016cm"/>
        </style:list-level-properties>
      </text:list-level-style-bullet>
      <text:list-level-style-bullet text:level="3" text:bullet-char="§">
        <style:list-level-properties text:list-level-position-and-space-mode="label-alignment">
          <style:list-level-label-alignment text:list-tab-stop-position="1.27cm" fo:text-indent="-1.27cm" fo:margin-left="1.27cm"/>
        </style:list-level-properties>
      </text:list-level-style-bullet>
      <text:list-level-style-bullet text:level="4" text:bullet-char="·">
        <style:list-level-properties text:list-level-position-and-space-mode="label-alignment">
          <style:list-level-label-alignment text:list-tab-stop-position="1.524cm" fo:text-indent="-1.524cm" fo:margin-left="1.524cm"/>
        </style:list-level-properties>
      </text:list-level-style-bullet>
      <text:list-level-style-bullet text:level="5" text:bullet-char="o">
        <style:list-level-properties text:list-level-position-and-space-mode="label-alignment">
          <style:list-level-label-alignment text:list-tab-stop-position="1.778cm" fo:text-indent="-1.778cm" fo:margin-left="1.778cm"/>
        </style:list-level-properties>
      </text:list-level-style-bullet>
      <text:list-level-style-bullet text:level="6" text:bullet-char="§">
        <style:list-level-properties text:list-level-position-and-space-mode="label-alignment">
          <style:list-level-label-alignment text:list-tab-stop-position="2.032cm" fo:text-indent="-2.032cm" fo:margin-left="2.032cm"/>
        </style:list-level-properties>
      </text:list-level-style-bullet>
      <text:list-level-style-bullet text:level="7" text:bullet-char="·">
        <style:list-level-properties text:list-level-position-and-space-mode="label-alignment">
          <style:list-level-label-alignment text:list-tab-stop-position="2.286cm" fo:text-indent="-2.286cm" fo:margin-left="2.286cm"/>
        </style:list-level-properties>
      </text:list-level-style-bullet>
      <text:list-level-style-bullet text:level="8" text:bullet-char="o">
        <style:list-level-properties text:list-level-position-and-space-mode="label-alignment">
          <style:list-level-label-alignment text:list-tab-stop-position="2.54cm" fo:text-indent="-2.54cm" fo:margin-left="2.54cm"/>
        </style:list-level-properties>
      </text:list-level-style-bullet>
      <text:list-level-style-bullet text:level="9" text:bullet-char="§">
        <style:list-level-properties text:list-level-position-and-space-mode="label-alignment">
          <style:list-level-label-alignment text:list-tab-stop-position="2.794cm" fo:text-indent="-2.794cm" fo:margin-left="2.794cm"/>
        </style:list-level-propertie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4.0.163</meta:generator>
    <dc:creator>Patrick Meidl</dc:creator>
    <meta:creation-date>2014-04-03T16:36:24Z</meta:creation-date>
  </office:meta>
</office:document-meta>
</file>